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a906" officeooo:paragraph-rsid="001fa906" style:font-size-asian="12.25pt" style:font-size-complex="14pt"/>
    </style:style>
    <style:style style:name="P2" style:family="paragraph" style:parent-style-name="Standard">
      <style:paragraph-properties>
        <style:tab-stops>
          <style:tab-stop style:position="4.4272in"/>
        </style:tab-stops>
      </style:paragraph-properties>
      <style:text-properties fo:font-size="16pt" officeooo:rsid="001fa906" officeooo:paragraph-rsid="001fa906" style:font-size-asian="16pt" style:font-size-complex="16pt"/>
    </style:style>
    <style:style style:name="P3" style:family="paragraph" style:parent-style-name="Standard">
      <style:text-properties fo:color="#ff0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ff0000" loext:opacity="100%" fo:font-size="14pt" fo:font-style="italic" officeooo:rsid="001fa906" officeooo:paragraph-rsid="00203e3a" style:font-size-asian="14pt" style:font-style-asian="italic" style:font-size-complex="14pt" style:font-style-complex="italic"/>
    </style:style>
    <style:style style:name="P5" style:family="paragraph" style:parent-style-name="Standard">
      <style:text-properties fo:color="#ff0000" loext:opacity="100%" fo:font-size="14pt" fo:font-style="italic" officeooo:rsid="00203e3a" officeooo:paragraph-rsid="00203e3a" style:font-size-asian="14pt" style:font-style-asian="italic" style:font-size-complex="14pt" style:font-style-complex="italic"/>
    </style:style>
    <style:style style:name="P6" style:family="paragraph" style:parent-style-name="Standard">
      <style:text-properties fo:color="#ff4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f10d0c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8" style:family="paragraph" style:parent-style-name="Standard">
      <style:text-properties fo:color="#342a06" loext:opacity="100%" fo:font-size="14pt" fo:font-style="italic" fo:font-weight="bold" officeooo:rsid="00211dee" officeooo:paragraph-rsid="00211dee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color="#342a06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10" style:family="paragraph" style:parent-style-name="Standard">
      <style:text-properties fo:color="#342a06" loext:opacity="100%" fo:font-size="14pt" fo:font-style="italic" officeooo:rsid="00203e3a" officeooo:paragraph-rsid="00203e3a" style:font-size-asian="14pt" style:font-style-asian="italic" style:font-size-complex="14pt" style:font-style-complex="italic"/>
    </style:style>
    <style:style style:name="P11" style:family="paragraph" style:parent-style-name="Standard">
      <style:text-properties fo:color="#342a06" loext:opacity="100%" fo:font-size="12pt" fo:font-style="italic" officeooo:rsid="001fa906" officeooo:paragraph-rsid="001fa906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4pt" officeooo:rsid="00211dee" officeooo:paragraph-rsid="00211dee" style:font-size-asian="12.25pt" style:font-size-complex="14pt"/>
    </style:style>
    <style:style style:name="P13" style:family="paragraph" style:parent-style-name="Standard">
      <style:text-properties fo:color="#f10d0c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14" style:family="paragraph" style:parent-style-name="Standard">
      <style:text-properties fo:color="#ff0000" loext:opacity="100%" fo:font-size="14pt" fo:font-style="italic" officeooo:rsid="00203e3a" officeooo:paragraph-rsid="00211dee" style:font-size-asian="14pt" style:font-style-asian="italic" style:font-size-complex="14pt" style:font-style-complex="italic"/>
    </style:style>
    <style:style style:name="P15" style:family="paragraph" style:parent-style-name="Standard">
      <style:text-properties fo:color="#ff0000" loext:opacity="100%" fo:font-size="14pt" fo:font-style="italic" officeooo:rsid="001fa906" officeooo:paragraph-rsid="00211dee" style:font-size-asian="14pt" style:font-style-asian="italic" style:font-size-complex="14pt" style:font-style-complex="italic"/>
    </style:style>
    <style:style style:name="T1" style:family="text">
      <style:text-properties fo:color="#342a06" loext:opacity="100%"/>
    </style:style>
    <style:style style:name="T2" style:family="text">
      <style:text-properties fo:color="#342a06" loext:opacity="100%" fo:font-weight="bold" style:font-weight-asian="bold" style:font-weight-complex="bold"/>
    </style:style>
    <style:style style:name="T3" style:family="text">
      <style:text-properties fo:color="#342a06" loext:opacity="100%" officeooo:rsid="00203e3a" fo:background-color="#ffff00" loext:char-shading-value="0"/>
    </style:style>
    <style:style style:name="T4" style:family="text">
      <style:text-properties fo:color="#342a06" loext:opacity="100%" officeooo:rsid="00203e3a"/>
    </style:style>
    <style:style style:name="T5" style:family="text">
      <style:text-properties fo:color="#342a06" loext:opacity="100%" officeooo:rsid="00211dee"/>
    </style:style>
    <style:style style:name="T6" style:family="text">
      <style:text-properties fo:color="#342a06" loext:opacity="100%" officeooo:rsid="001fa906"/>
    </style:style>
    <style:style style:name="T7" style:family="text">
      <style:text-properties fo:color="#f10d0c" loext:opacity="100%"/>
    </style:style>
    <style:style style:name="T8" style:family="text">
      <style:text-properties officeooo:rsid="00211de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11dee" fo:background-color="#ffff00" loext:char-shading-value="0"/>
    </style:style>
    <style:style style:name="T11" style:family="text">
      <style:text-properties officeooo:rsid="00211dee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V CART <text:span text:style-name="T8">2</text:span> CHECKLIST: <text:s text:c="37"/>Name:<text:span text:style-name="T8">_____________</text:span></text:p>
      <text:p text:style-name="P2"/>
      <text:p text:style-name="P1"><text:s text:c="97"/>Date: <text:span text:style-name="T8">___________</text:span></text:p>
      <text:p text:style-name="P12">OPENING</text:p>
      <text:p text:style-name="P1"/>
      <text:p text:style-name="P6">D<text:span text:style-name="T7">O NOT leave your drawer or POS handheld unattended on the cart at any moment. </text:span></text:p>
      <text:p text:style-name="P7"/>
      <text:p text:style-name="P7">Remember to always ask Guests for their ID’s if they look under 30 before you serve them alcohol. </text:p>
      <text:p text:style-name="P7"/>
      <text:p text:style-name="P7">Report to management abnormal activities on to course ASAP such as: guests having their on alcohol, odd behavior etc (write down their cart number) <text:s text:c="2"/></text:p>
      <text:p text:style-name="P7"/>
      <text:p text:style-name="P7">You have the right to refuse serving alcohol a guest that looks intoxicated.</text:p>
      <text:p text:style-name="P7"/>
      <text:p text:style-name="P7">Help the person inside to put away merchandise on the delivery day </text:p>
      <text:p text:style-name="P8">10:30 AM</text:p>
      <text:p text:style-name="P8">___<text:span text:style-name="T9">Clock in </text:span></text:p>
      <text:p text:style-name="P3"><text:span text:style-name="T2">___</text:span><text:span text:style-name="T1"> </text:span><text:span text:style-name="T4">Check bathrooms and mark it on the bathroom sheet (toilet paper, paper towel, soap, empty trash cans if need it) </text:span><text:span text:style-name="T1"><text:s text:c="5"/></text:span></text:p>
      <text:p text:style-name="P3"><text:span text:style-name="T1">___ </text:span><text:span text:style-name="T5">Get Bev Cart from the cart barn </text:span></text:p>
      <text:p text:style-name="P3"><text:span text:style-name="T1">___ </text:span><text:span text:style-name="T5">Do a visual check of the cart(tires, battery level, fuel level). Notify management as soon as you see any abnormalities such as: tires low, windshields crack, cart being left dirty from previous shift or not stocked properly. </text:span></text:p>
      <text:p text:style-name="P14"><text:span text:style-name="T1">___ </text:span><text:span text:style-name="T6">Clean and wash cart by the drain area (spray the tires, sides, seats, floor). Make sure the trash can on the back its emptied and rinsed out. </text:span><text:span text:style-name="T5">Try not to spray the snack doors or top of the cooler with water.</text:span></text:p>
      <text:p text:style-name="P3"><text:span text:style-name="T1">___</text:span><text:span text:style-name="T5">Make sure front window and snack doors are streak and spot free. </text:span></text:p>
      <text:p text:style-name="P9">___Towel dry the cart.</text:p>
      <text:p text:style-name="P15"><text:span text:style-name="T1">___</text:span><text:span text:style-name="T4"> </text:span><text:span text:style-name="T5">S</text:span><text:span text:style-name="T1">tock your cart </text:span><text:span text:style-name="T5">(put sandwiches in the cooler, one of each)</text:span></text:p>
      <text:p text:style-name="P3"><text:span text:style-name="T1">___</text:span><text:span text:style-name="T5">Take 2 Hot Dogs with you and condiment packets, place the hot dogs in the warmer container and keep it by the snack area. </text:span></text:p>
      <text:p text:style-name="P3"><text:span text:style-name="T1">___</text:span><text:span text:style-name="T5">After placing products in coolers, then fill with ice, put 1 bucket of ice in the sides. </text:span></text:p>
      <text:p text:style-name="P3"><text:span text:style-name="T1">___</text:span><text:span text:style-name="T5">Make sure all items are secure on the cart.</text:span><text:span text:style-name="T4"> </text:span></text:p>
      <text:p text:style-name="P5"><text:span text:style-name="T1">___</text:span><text:span text:style-name="T5">Double check your bank is at $150 and you have the right change(check the safe door note)</text:span></text:p>
      <text:p text:style-name="P4"><text:span text:style-name="T1">___</text:span><text:span text:style-name="T5">Take your inventory sheet with you to keep track during the day</text:span></text:p>
      <text:p text:style-name="P10">___<text:span text:style-name="T11">BE READY TO GO ON THE COURSE NO LATER THAN 11:15!!!</text:span></text:p>
      <text:p text:style-name="P3"><text:span text:style-name="T1">___ </text:span><text:span text:style-name="T5">Shut back door after cart goes out to keep out critters</text:span></text:p>
      <text:p text:style-name="P3"><text:span text:style-name="T1">___ </text:span><text:span text:style-name="T5">Fill cart with gas if need it.</text:span></text:p>
      <text:p text:style-name="P5"><text:span text:style-name="T1"><text:s text:c="14"/></text:span><text:span text:style-name="T5">Make sure you hit EVERY hole on the course that you are on </text:span></text:p>
      <text:p text:style-name="P11"><text:s text:c="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9:48:32.297709116</meta:creation-date>
    <meta:print-date>2023-09-13T23:11:34.980139894</meta:print-date>
    <dc:date>2023-09-13T23:12:17.569717945</dc:date>
    <meta:editing-duration>PT3H20M24S</meta:editing-duration>
    <meta:editing-cycles>3</meta:editing-cycles>
    <meta:generator>LibreOffice/7.5.6.2$MacOSX_X86_64 LibreOffice_project/f654817fb68d6d4600d7d2f6b647e47729f55f15</meta:generator>
    <meta:document-statistic meta:table-count="0" meta:image-count="0" meta:object-count="0" meta:page-count="1" meta:paragraph-count="27" meta:word-count="354" meta:character-count="2104" meta:non-whitespace-character-count="1586"/>
  </office:meta>
</office:document-meta>
</file>